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mmandLineArgsParserTests.assertOptionNamesIsUnmodif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mmandLineArgsParserTests.withSingleOptionAndNo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mmandLineArgsParserTests.withMixOfOptionsHavingValueAndOptionsHavingNo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ommandLineArgsParserTests.withNo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mmandLineArgsParserTests.withEmptyOptionNameAndEmptyOp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mmandLineArgsParserTests.withEmptyOpti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mmandLineArgsParserTests.assertNonOptionArgsIsUnmodif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mmandLineArgsParserTests.withSingleOptionA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mmandLineArgsParserTests.withEmptyOp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mmandLineArgsParserTests.withEmptyOp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mmandLineArgsParserTests.withNonOption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